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OG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office:value-type="string" calcext:value-type="string">
            <text:p>17thSep2019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8thSep2019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19thSep2019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20thSep2019</text:p>
          </table:table-cell>
          <table:table-cell office:value-type="float" office:value="230" calcext:value-type="float">
            <text:p>230</text:p>
          </table:table-cell>
          <table:table-cell office:value-type="float" office:value="176" calcext:value-type="float">
            <text:p>1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0:43:18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1:29:20.603000000</meta:creation-date>
    <dc:date>2019-09-17T12:12:25.099000000</dc:date>
    <meta:editing-duration>PT4H40M19S</meta:editing-duration>
    <meta:editing-cycles>4</meta:editing-cycles>
    <meta:generator>LibreOffice/6.1.2.1$Windows_x86 LibreOffice_project/65905a128db06ba48db947242809d14d3f9a93fe</meta:generator>
    <meta:document-statistic meta:table-count="1" meta:cell-count="15" meta:object-count="0"/>
  </office:meta>
</office:document-meta>
</file>